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3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0.49132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427" draw:master-page-name="Master1-Layout12-cust-Custom-Layout" presentation:presentation-page-layout-name="Master1-PPL12" draw:id="Slide-256">
        <draw:frame draw:id="id69" presentation:style-name="a430" draw:name="Rectangle 1" svg:x="0.5in" svg:y="0.29861in" svg:width="9in" svg:height="1.35243in" presentation:class="title" presentation:placeholder="false">
          <draw:text-box>
            <text:p text:style-name="a429" text:class-names="" text:cond-style-name=""><text:span text:style-name="a428" text:class-names="">Title</text:span></text:p>
          </draw:text-box>
          <svg:title/>
          <svg:desc/>
        </draw:frame>
        <draw:frame draw:id="id70" presentation:style-name="a433" draw:name="Rectangle 2" svg:x="0.5in" svg:y="1.79861in" svg:width="9in" svg:height="4.94965in" presentation:class="subtitle" presentation:placeholder="false">
          <draw:text-box>
            <text:p text:style-name="a432" text:class-names="" text:cond-style-name=""><text:span text:style-name="a431" text:class-names="">Body</text:span></text:p>
          </draw:text-box>
          <svg:title/>
          <svg:desc/>
        </draw:frame>
        <presentation:notes draw:style-name="a434"/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2" style:display-name="Title and Content">
      <presentation:placeholder presentation:object="title" svg:x="0.5in" svg:y="0.30035in" svg:width="8.99826in" svg:height="1.24826in"/>
      <presentation:placeholder presentation:object="object" svg:x="0.5in" svg:y="1.75in" svg:width="8.99826in" svg:height="4.94792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4" style:display-name="Two Content">
      <presentation:placeholder presentation:object="title" svg:x="0.5in" svg:y="0.30035in" svg:width="8.99826in" svg:height="1.24826in"/>
      <presentation:placeholder presentation:object="object" svg:x="0.5in" svg:y="1.75in" svg:width="4.41493in" svg:height="4.94792in"/>
      <presentation:placeholder presentation:object="object" svg:x="5.0816in" svg:y="1.75in" svg:width="4.41667in" svg:height="4.94792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6" style:display-name="Title Only">
      <presentation:placeholder presentation:object="title" svg:x="0.5in" svg:y="0.30035in" svg:width="8.99826in" svg:height="1.24826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7" style:display-name="Blank"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10" style:display-name="Title and Vertical Text">
      <presentation:placeholder presentation:object="title" svg:x="0.5in" svg:y="0.30035in" svg:width="8.99826in" svg:height="1.24826in"/>
      <presentation:placeholder presentation:object="outline" svg:x="0.5in" svg:y="1.75in" svg:width="8.99826in" svg:height="4.94792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11" style:display-name="Vertical Title and Text">
      <presentation:placeholder presentation:object="title" svg:x="7.25in" svg:y="0.30035in" svg:width="2.24826in" svg:height="6.39757in"/>
      <presentation:placeholder presentation:object="outline" svg:x="0.5in" svg:y="0.30035in" svg:width="6.58333in" svg:height="6.39757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presentation-page-layout style:name="Master1-PPL12" style:display-name="Custom Layout">
      <presentation:placeholder presentation:object="title" svg:x="0.5in" svg:y="0.30035in" svg:width="8.99826in" svg:height="1.24826in"/>
      <presentation:placeholder presentation:object="date-time" svg:x="0.5in" svg:y="6.82986in" svg:width="2.3316in" svg:height="0.5191in"/>
      <presentation:placeholder presentation:object="footer" svg:x="3.41667in" svg:y="6.82986in" svg:width="3.16493in" svg:height="0.5191in"/>
      <presentation:placeholder presentation:object="page-number" svg:x="7.16667in" svg:y="6.82986in" svg:width="2.3316in" svg:height="0.5191in"/>
    </style:presentation-page-layout>
    <style:default-style style:family="graphic">
      <style:graphic-properties draw:fill="solid" draw:fill-color="#00cc99" draw:opacity="100%" draw:stroke="solid" svg:stroke-width="0.01389in" svg:stroke-color="#00956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left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none"/>
    </style:style>
    <style:style style:family="paragraph" style:name="a114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draw:fill="none" draw:stroke="none"/>
    </style:style>
    <style:style style:family="paragraph" style:name="a149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left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49132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49132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49132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49132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49132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49132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draw:fill="none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61111in" style:font-size-asian="0.61111in" style:font-size-complex="0.61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 Unicode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35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0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8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4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4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5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Rectangle 1" svg:x="0.5in" svg:y="0.30035in" svg:width="8.99826in" svg:height="1.24826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31" draw:name="Rectangle 2" svg:x="0.5in" svg:y="1.75in" svg:width="8.99826in" svg:height="4.9479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Eigh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Ni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4" draw:name="Rectangle 3" svg:x="0.5in" svg:y="6.82986in" svg:width="2.3316in" svg:height="0.5191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3" presentation:style-name="a37" draw:name="Rectangle 4" svg:x="3.41667in" svg:y="6.82986in" svg:width="3.16493in" svg:height="0.5191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4" presentation:style-name="a40" draw:name="Rectangle 5" svg:x="7.16667in" svg:y="6.82986in" svg:width="2.3316in" svg:height="0.5191in" presentation:class="page-number" presentation:placeholder="false">
        <draw:text-box>
          <text:p text:style-name="a39" text:class-names="" text:cond-style-name=""><text:span text:style-name="a38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in" svg:y="0.76042in" svg:width="0in" svg:height="0in" presentation:class="page" draw:id="id5" presentation:style-name="a41" draw:name="Rectangle 1">
          <svg:title/>
          <svg:desc/>
        </draw:page-thumbnail>
        <draw:frame draw:id="id6" presentation:style-name="a44" draw:name="Rectangle 2" svg:x="0.75in" svg:y="4.75in" svg:width="5.99826in" svg:height="4.49826in" presentation:class="notes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7" presentation:style-name="a50" draw:name="Title 1" svg:x="1.25in" svg:y="1.22743in" svg:width="7.5in" svg:height="2.61111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8" presentation:style-name="a54" draw:name="Subtitle 2" svg:x="1.25in" svg:y="3.93924in" svg:width="7.5in" svg:height="1.81076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9" presentation:style-name="a57" draw:name="Rectangle 3" svg:x="0.5in" svg:y="6.82986in" svg:width="2.3316in" svg:height="0.5191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0" presentation:style-name="a60" draw:name="Rectangle 4" svg:x="3.41667in" svg:y="6.82986in" svg:width="3.16493in" svg:height="0.519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1" presentation:style-name="a63" draw:name="Rectangle 5" svg:x="7.16667in" svg:y="6.82986in" svg:width="2.3316in" svg:height="0.519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page-thumbnail svg:x="0in" svg:y="0.76042in" svg:width="0in" svg:height="0in" presentation:class="page" draw:id="id5" presentation:style-name="a64" draw:name="Rectangle 1">
          <svg:title/>
          <svg:desc/>
        </draw:page-thumbnail>
        <draw:frame draw:id="id6" presentation:style-name="a67" draw:name="Rectangle 2" svg:x="0.75in" svg:y="4.75in" svg:width="5.99826in" svg:height="4.49826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9">
      <draw:frame draw:id="id12" presentation:style-name="a73" draw:name="Title 1" svg:x="0.5in" svg:y="0.30035in" svg:width="8.99826in" svg:height="1.24826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3" presentation:style-name="a89" draw:name="Content Placeholder 2" svg:x="0.5in" svg:y="1.75in" svg:width="8.99826in" svg:height="4.94792in" presentation:class="object" presentation:placeholder="false">
        <draw:text-box>
          <text:p text:style-name="a75" text:class-names="" text:cond-style-name=""><text:span text:style-name="a74" text:class-names="">Click to edit Master text styles</text:span></text:p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ifth le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92" draw:name="Rectangle 3" svg:x="0.5in" svg:y="6.82986in" svg:width="2.3316in" svg:height="0.519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5" presentation:style-name="a95" draw:name="Rectangle 4" svg:x="3.41667in" svg:y="6.82986in" svg:width="3.16493in" svg:height="0.519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6" presentation:style-name="a98" draw:name="Rectangle 5" svg:x="7.16667in" svg:y="6.82986in" svg:width="2.3316in" svg:height="0.519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0in" svg:y="0.76042in" svg:width="0in" svg:height="0in" presentation:class="page" draw:id="id5" presentation:style-name="a99" draw:name="Rectangle 1">
          <svg:title/>
          <svg:desc/>
        </draw:page-thumbnail>
        <draw:frame draw:id="id6" presentation:style-name="a102" draw:name="Rectangle 2" svg:x="0.75in" svg:y="4.75in" svg:width="5.99826in" svg:height="4.49826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4">
      <draw:frame draw:id="id17" presentation:style-name="a108" draw:name="Title 1" svg:x="0.68229in" svg:y="1.86979in" svg:width="8.625in" svg:height="3.11979in" presentation:class="title" presentation:placeholder="false">
        <draw:text-box>
          <text:p text:style-name="a107" text:class-names="" text:cond-style-name=""><text:span text:style-name="a105" text:class-names="">Click to edit Master title style</text:span><text:span text:style-name="a106" text:class-names=""/></text:p>
        </draw:text-box>
        <svg:title/>
        <svg:desc/>
      </draw:frame>
      <draw:frame draw:id="id18" presentation:style-name="a112" draw:name="Text Placeholder 2" svg:x="0.68229in" svg:y="5.0191in" svg:width="8.625in" svg:height="1.64062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19" presentation:style-name="a115" draw:name="Rectangle 3" svg:x="0.5in" svg:y="6.82986in" svg:width="2.3316in" svg:height="0.5191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8" draw:name="Rectangle 4" svg:x="3.41667in" svg:y="6.82986in" svg:width="3.16493in" svg:height="0.519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1" presentation:style-name="a121" draw:name="Rectangle 5" svg:x="7.16667in" svg:y="6.82986in" svg:width="2.3316in" svg:height="0.519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0in" svg:y="0.76042in" svg:width="0in" svg:height="0in" presentation:class="page" draw:id="id5" presentation:style-name="a122" draw:name="Rectangle 1">
          <svg:title/>
          <svg:desc/>
        </draw:page-thumbnail>
        <draw:frame draw:id="id6" presentation:style-name="a125" draw:name="Rectangle 2" svg:x="0.75in" svg:y="4.75in" svg:width="5.99826in" svg:height="4.49826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27">
      <draw:frame draw:id="id22" presentation:style-name="a131" draw:name="Title 1" svg:x="0.5in" svg:y="0.30035in" svg:width="8.99826in" svg:height="1.24826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23" presentation:style-name="a147" draw:name="Content Placeholder 2" svg:x="0.5in" svg:y="1.75in" svg:width="4.41493in" svg:height="4.94792in" presentation:class="object" presentation:placeholder="false">
        <draw:text-box>
          <text:p text:style-name="a133" text:class-names="" text:cond-style-name=""><text:span text:style-name="a132" text:class-names="">Click to edit Master text styles</text:span></text:p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ifth le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3" draw:name="Content Placeholder 3" svg:x="5.0816in" svg:y="1.75in" svg:width="4.41667in" svg:height="4.94792in" presentation:class="object" presentation:placeholder="false">
        <draw:text-box>
          <text:p text:style-name="a149" text:class-names="" text:cond-style-name=""><text:span text:style-name="a148" text:class-names="">Click to edit Master text styles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6" draw:name="Rectangle 3" svg:x="0.5in" svg:y="6.82986in" svg:width="2.3316in" svg:height="0.519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26" presentation:style-name="a169" draw:name="Rectangle 4" svg:x="3.41667in" svg:y="6.82986in" svg:width="3.16493in" svg:height="0.519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27" presentation:style-name="a172" draw:name="Rectangle 5" svg:x="7.16667in" svg:y="6.82986in" svg:width="2.3316in" svg:height="0.519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page-thumbnail svg:x="0in" svg:y="0.76042in" svg:width="0in" svg:height="0in" presentation:class="page" draw:id="id5" presentation:style-name="a173" draw:name="Rectangle 1">
          <svg:title/>
          <svg:desc/>
        </draw:page-thumbnail>
        <draw:frame draw:id="id6" presentation:style-name="a176" draw:name="Rectangle 2" svg:x="0.75in" svg:y="4.75in" svg:width="5.99826in" svg:height="4.49826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78">
      <draw:frame draw:id="id28" presentation:style-name="a182" draw:name="Title 1" svg:x="0.68924in" svg:y="0.39931in" svg:width="8.625in" svg:height="1.44965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29" presentation:style-name="a186" draw:name="Text Placeholder 2" svg:x="0.68924in" svg:y="1.83854in" svg:width="4.2309in" svg:height="0.90104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30" presentation:style-name="a202" draw:name="Content Placeholder 3" svg:x="0.68924in" svg:y="2.73958in" svg:width="4.2309in" svg:height="4.02951in" presentation:class="object" presentation:placeholder="false">
        <draw:text-box>
          <text:p text:style-name="a188" text:class-names="" text:cond-style-name=""><text:span text:style-name="a187" text:class-names="">Click to 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Fifth level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6" draw:name="Text Placeholder 4" svg:x="5.0625in" svg:y="1.83854in" svg:width="4.25174in" svg:height="0.90104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</draw:text-box>
        <svg:title/>
        <svg:desc/>
      </draw:frame>
      <draw:frame draw:id="id32" presentation:style-name="a222" draw:name="Content Placeholder 5" svg:x="5.0625in" svg:y="2.73958in" svg:width="4.25174in" svg:height="4.02951in" presentation:class="object" presentation:placeholder="false">
        <draw:text-box>
          <text:p text:style-name="a208" text:class-names="" text:cond-style-name=""><text:span text:style-name="a207" text:class-names="">Click to edit Master text styles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5" draw:name="Rectangle 3" svg:x="0.5in" svg:y="6.82986in" svg:width="2.3316in" svg:height="0.5191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4" presentation:style-name="a228" draw:name="Rectangle 4" svg:x="3.41667in" svg:y="6.82986in" svg:width="3.16493in" svg:height="0.519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5" presentation:style-name="a231" draw:name="Rectangle 5" svg:x="7.16667in" svg:y="6.82986in" svg:width="2.3316in" svg:height="0.519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presentation:notes style:page-layout-name="pageLayout2" draw:style-name="a236">
        <draw:page-thumbnail svg:x="0in" svg:y="0.76042in" svg:width="0in" svg:height="0in" presentation:class="page" draw:id="id5" presentation:style-name="a232" draw:name="Rectangle 1">
          <svg:title/>
          <svg:desc/>
        </draw:page-thumbnail>
        <draw:frame draw:id="id6" presentation:style-name="a235" draw:name="Rectangle 2" svg:x="0.75in" svg:y="4.75in" svg:width="5.99826in" svg:height="4.49826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7">
      <draw:frame draw:id="id36" presentation:style-name="a241" draw:name="Title 1" svg:x="0.5in" svg:y="0.30035in" svg:width="8.99826in" svg:height="1.24826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7" presentation:style-name="a244" draw:name="Rectangle 3" svg:x="0.5in" svg:y="6.82986in" svg:width="2.3316in" svg:height="0.5191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38" presentation:style-name="a247" draw:name="Rectangle 4" svg:x="3.41667in" svg:y="6.82986in" svg:width="3.16493in" svg:height="0.519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39" presentation:style-name="a250" draw:name="Rectangle 5" svg:x="7.16667in" svg:y="6.82986in" svg:width="2.3316in" svg:height="0.519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0in" svg:y="0.76042in" svg:width="0in" svg:height="0in" presentation:class="page" draw:id="id5" presentation:style-name="a251" draw:name="Rectangle 1">
          <svg:title/>
          <svg:desc/>
        </draw:page-thumbnail>
        <draw:frame draw:id="id6" presentation:style-name="a254" draw:name="Rectangle 2" svg:x="0.75in" svg:y="4.75in" svg:width="5.99826in" svg:height="4.49826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56">
      <draw:frame draw:id="id40" presentation:style-name="a259" draw:name="Rectangle 3" svg:x="0.5in" svg:y="6.82986in" svg:width="2.3316in" svg:height="0.5191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1" presentation:style-name="a262" draw:name="Rectangle 4" svg:x="3.41667in" svg:y="6.82986in" svg:width="3.16493in" svg:height="0.519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2" presentation:style-name="a265" draw:name="Rectangle 5" svg:x="7.16667in" svg:y="6.82986in" svg:width="2.3316in" svg:height="0.519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70">
        <draw:page-thumbnail svg:x="0in" svg:y="0.76042in" svg:width="0in" svg:height="0in" presentation:class="page" draw:id="id5" presentation:style-name="a266" draw:name="Rectangle 1">
          <svg:title/>
          <svg:desc/>
        </draw:page-thumbnail>
        <draw:frame draw:id="id6" presentation:style-name="a269" draw:name="Rectangle 2" svg:x="0.75in" svg:y="4.75in" svg:width="5.99826in" svg:height="4.49826in" presentation:class="notes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71">
      <draw:frame draw:id="id43" presentation:style-name="a275" draw:name="Title 1" svg:x="0.68924in" svg:y="0.5in" svg:width="3.22569in" svg:height="1.75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44" presentation:style-name="a291" draw:name="Content Placeholder 2" svg:x="4.25174in" svg:y="1.07986in" svg:width="5.0625in" svg:height="5.32986in" presentation:class="object" presentation:placeholder="false">
        <draw:text-box>
          <text:p text:style-name="a277" text:class-names="" text:cond-style-name=""><text:span text:style-name="a276" text:class-names="">Click to edit Master text styles</text:span></text:p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ifth le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95" draw:name="Text Placeholder 3" svg:x="0.68924in" svg:y="2.25in" svg:width="3.22569in" svg:height="4.1684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draw:frame draw:id="id46" presentation:style-name="a298" draw:name="Rectangle 3" svg:x="0.5in" svg:y="6.82986in" svg:width="2.3316in" svg:height="0.5191in" presentation:class="date-time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47" presentation:style-name="a301" draw:name="Rectangle 4" svg:x="3.41667in" svg:y="6.82986in" svg:width="3.16493in" svg:height="0.519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8" presentation:style-name="a304" draw:name="Rectangle 5" svg:x="7.16667in" svg:y="6.82986in" svg:width="2.3316in" svg:height="0.519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0in" svg:y="0.76042in" svg:width="0in" svg:height="0in" presentation:class="page" draw:id="id5" presentation:style-name="a305" draw:name="Rectangle 1">
          <svg:title/>
          <svg:desc/>
        </draw:page-thumbnail>
        <draw:frame draw:id="id6" presentation:style-name="a308" draw:name="Rectangle 2" svg:x="0.75in" svg:y="4.75in" svg:width="5.99826in" svg:height="4.49826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10">
      <draw:frame draw:id="id49" presentation:style-name="a314" draw:name="Title 1" svg:x="0.68924in" svg:y="0.5in" svg:width="3.22569in" svg:height="1.75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50" presentation:style-name="a317" draw:name="Picture Placeholder 2" svg:x="4.25174in" svg:y="1.07986in" svg:width="5.0625in" svg:height="5.32986in" presentation:class="graphic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1" presentation:style-name="a321" draw:name="Text Placeholder 3" svg:x="0.68924in" svg:y="2.25in" svg:width="3.22569in" svg:height="4.168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52" presentation:style-name="a324" draw:name="Rectangle 3" svg:x="0.5in" svg:y="6.82986in" svg:width="2.3316in" svg:height="0.5191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3" presentation:style-name="a327" draw:name="Rectangle 4" svg:x="3.41667in" svg:y="6.82986in" svg:width="3.16493in" svg:height="0.519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4" presentation:style-name="a330" draw:name="Rectangle 5" svg:x="7.16667in" svg:y="6.82986in" svg:width="2.3316in" svg:height="0.519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in" svg:y="0.76042in" svg:width="0in" svg:height="0in" presentation:class="page" draw:id="id5" presentation:style-name="a331" draw:name="Rectangle 1">
          <svg:title/>
          <svg:desc/>
        </draw:page-thumbnail>
        <draw:frame draw:id="id6" presentation:style-name="a334" draw:name="Rectangle 2" svg:x="0.75in" svg:y="4.75in" svg:width="5.99826in" svg:height="4.49826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36">
      <draw:frame draw:id="id55" presentation:style-name="a340" draw:name="Title 1" svg:x="0.5in" svg:y="0.30035in" svg:width="8.99826in" svg:height="1.24826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56" presentation:style-name="a357" draw:name="Vertical Text Placeholder 2" svg:x="0.5in" svg:y="1.75in" svg:width="8.99826in" svg:height="4.9479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0" draw:name="Rectangle 3" svg:x="0.5in" svg:y="6.82986in" svg:width="2.3316in" svg:height="0.5191in" presentation:class="date-time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58" presentation:style-name="a363" draw:name="Rectangle 4" svg:x="3.41667in" svg:y="6.82986in" svg:width="3.16493in" svg:height="0.519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9" presentation:style-name="a366" draw:name="Rectangle 5" svg:x="7.16667in" svg:y="6.82986in" svg:width="2.3316in" svg:height="0.519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presentation:notes style:page-layout-name="pageLayout2" draw:style-name="a371">
        <draw:page-thumbnail svg:x="0in" svg:y="0.76042in" svg:width="0in" svg:height="0in" presentation:class="page" draw:id="id5" presentation:style-name="a367" draw:name="Rectangle 1">
          <svg:title/>
          <svg:desc/>
        </draw:page-thumbnail>
        <draw:frame draw:id="id6" presentation:style-name="a370" draw:name="Rectangle 2" svg:x="0.75in" svg:y="4.75in" svg:width="5.99826in" svg:height="4.49826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72">
      <draw:frame draw:id="id60" presentation:style-name="a376" draw:name="Vertical Title 1" svg:x="7.25in" svg:y="0.30035in" svg:width="2.24826in" svg:height="6.39757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61" presentation:style-name="a393" draw:name="Vertical Text Placeholder 2" svg:x="0.5in" svg:y="0.30035in" svg:width="6.58333in" svg:height="6.39757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96" draw:name="Rectangle 3" svg:x="0.5in" svg:y="6.82986in" svg:width="2.3316in" svg:height="0.5191in" presentation:class="date-time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63" presentation:style-name="a399" draw:name="Rectangle 4" svg:x="3.41667in" svg:y="6.82986in" svg:width="3.16493in" svg:height="0.519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4" presentation:style-name="a402" draw:name="Rectangle 5" svg:x="7.16667in" svg:y="6.82986in" svg:width="2.3316in" svg:height="0.519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07">
        <draw:page-thumbnail svg:x="0in" svg:y="0.76042in" svg:width="0in" svg:height="0in" presentation:class="page" draw:id="id5" presentation:style-name="a403" draw:name="Rectangle 1">
          <svg:title/>
          <svg:desc/>
        </draw:page-thumbnail>
        <draw:frame draw:id="id6" presentation:style-name="a406" draw:name="Rectangle 2" svg:x="0.75in" svg:y="4.75in" svg:width="5.99826in" svg:height="4.49826in" presentation:class="notes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</presentation:notes>
    </style:master-page>
    <style:master-page style:name="Master1-Layout12-cust-Custom-Layout" style:page-layout-name="pageLayout1" draw:style-name="a408">
      <draw:frame draw:id="id65" presentation:style-name="a412" draw:name="Title 1" svg:x="0.5in" svg:y="0.30035in" svg:width="8.99826in" svg:height="1.24826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66" presentation:style-name="a415" draw:name="Rectangle 3" svg:x="0.5in" svg:y="6.82986in" svg:width="2.3316in" svg:height="0.5191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7" presentation:style-name="a418" draw:name="Rectangle 4" svg:x="3.41667in" svg:y="6.82986in" svg:width="3.16493in" svg:height="0.519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8" presentation:style-name="a421" draw:name="Rectangle 5" svg:x="7.16667in" svg:y="6.82986in" svg:width="2.3316in" svg:height="0.519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page-thumbnail svg:x="0in" svg:y="0.76042in" svg:width="0in" svg:height="0in" presentation:class="page" draw:id="id5" presentation:style-name="a422" draw:name="Rectangle 1">
          <svg:title/>
          <svg:desc/>
        </draw:page-thumbnail>
        <draw:frame draw:id="id6" presentation:style-name="a425" draw:name="Rectangle 2" svg:x="0.75in" svg:y="4.75in" svg:width="5.99826in" svg:height="4.49826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le</dc:title>
    <meta:initial-creator>Pringle, R. (Richard)</meta:initial-creator>
    <dc:creator>Pringle, R. (Richard)</dc:creator>
    <meta:creation-date>1601-01-01T00:00:00Z</meta:creation-date>
    <dc:date>2017-05-22T13:19:24Z</dc:date>
    <meta:print-date>1601-01-01T00:00:00Z</meta:print-date>
    <meta:editing-cycles>1</meta:editing-cycles>
    <meta:editing-duration>PT2067150S</meta:editing-duration>
    <meta:document-statistic meta:paragraph-count="2" meta:word-count="2"/>
  </office:meta>
</office:document-meta>
</file>